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Zrzuć ciężary na Jezusa</text:span><text:span text:style-name="T1"><text:line-break/></text:span><text:span text:style-name="T1">On kocha Cię /x2</text:span><text:span text:style-name="T1"><text:line-break/></text:span><text:span text:style-name="T1">Wyżej, wyżej,</text:span><text:span text:style-name="T1"><text:line-break/></text:span><text:span text:style-name="T1">wyżej, wyżej, wyżej,</text:span><text:span text:style-name="T1"><text:line-break/></text:span><text:span text:style-name="T1">wyżej, wyżej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zus coraz wyżej</text:span><text:span text:style-name="T1"><text:line-break/></text:span><text:span text:style-name="T1">Niżej, niżej,</text:span><text:span text:style-name="T1"><text:line-break/></text:span><text:span text:style-name="T1">niżej, niżej, niżej,</text:span><text:span text:style-name="T1"><text:line-break/></text:span><text:span text:style-name="T1">niżej, niżej,</text:span><text:span text:style-name="T1"><text:line-break/></text:span><text:span text:style-name="T1">szatan coraz niże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3T17:53:53</meta:creation-date>
    <dc:creator>Rafał Talacha</dc:creator>
    <dc:date>2009-02-01T22:41:21</dc:date>
    <dc:language>pl-PL</dc:language>
    <meta:editing-cycles>5</meta:editing-cycles>
    <meta:editing-duration>PT2M3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